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0FEC92F8A2B222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557cm" draw:z-index="0"><draw:image xlink:href="Pictures/1000020100000556000003000FEC92F8A2B2223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14:58:03.091597773</meta:creation-date>
    <dc:date>2021-04-01T14:59:41.528052322</dc:date>
    <meta:editing-duration>PT1M3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